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 fo:padding="0.71mm"/>
    </style:style>
    <style:style style:name="ce6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_sour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1&amp;FID=276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2&amp;FID=276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6</text:p>
          </table:table-cell>
          <table:table-cell office:value-type="string" calcext:value-type="string">
            <text:p>В отчёте за 2006 год нет данных, но они есть в отчёте за 2007 год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 office:value-type="float" office:value="148630" calcext:value-type="float">
            <text:p>148630</text:p>
          </table:table-cell>
          <table:table-cell office:value-type="string" calcext:value-type="string">
            <text:p>https://www.nornickel.ru/sustainability/reporting/#2007</text:p>
          </table:table-cell>
          <table:table-cell office:value-type="string" calcext:value-type="string">
            <text:p>Таблица EN20 на с. 173 отчёта за 2007 год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3&amp;FID=276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orporate_report</text:p>
          </table:table-cell>
          <table:table-cell office:value-type="float" office:value="143090" calcext:value-type="float">
            <text:p>143090</text:p>
          </table:table-cell>
          <table:table-cell office:value-type="string" calcext:value-type="string">
            <text:p>https://www.nornickel.ru/sustainability/reporting/#2007</text:p>
          </table:table-cell>
          <table:table-cell office:value-type="string" calcext:value-type="string">
            <text:p>Таблица EN20 на с. 173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4&amp;FID=276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rporate_report</text:p>
          </table:table-cell>
          <table:table-cell office:value-type="float" office:value="131960" calcext:value-type="float">
            <text:p>131960</text:p>
          </table:table-cell>
          <table:table-cell office:value-type="string" calcext:value-type="string">
            <text:p>https://www.nornickel.ru/sustainability/reporting/#2008</text:p>
          </table:table-cell>
          <table:table-cell office:value-type="string" calcext:value-type="string">
            <text:p>Таблица EN20 на с. 133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5&amp;FID=27685 https://mpr.gov-murman.ru/bitrix/components/b1team/govmurman.element.file/download.php?ID=39275&amp;FID=276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orporate_report</text:p>
          </table:table-cell>
          <table:table-cell office:value-type="float" office:value="136160" calcext:value-type="float">
            <text:p>136160</text:p>
          </table:table-cell>
          <table:table-cell office:value-type="string" calcext:value-type="string">
            <text:p>https://www.nornickel.ru/sustainability/reporting/#2009</text:p>
          </table:table-cell>
          <table:table-cell office:value-type="string" calcext:value-type="string">
            <text:p>Таблица EN20 на с. 141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6&amp;FID=276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141940" calcext:value-type="float">
            <text:p>141940</text:p>
          </table:table-cell>
          <table:table-cell office:value-type="string" calcext:value-type="string">
            <text:p>https://www.nornickel.ru/sustainability/reporting/#2010</text:p>
          </table:table-cell>
          <table:table-cell office:value-type="string" calcext:value-type="string">
            <text:p>Таблица EN20 на с. 142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4&amp;FID=276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134320" calcext:value-type="float">
            <text:p>134320</text:p>
          </table:table-cell>
          <table:table-cell office:value-type="string" calcext:value-type="string">
            <text:p>https://www.nornickel.ru/sustainability/reporting/#2011</text:p>
          </table:table-cell>
          <table:table-cell office:value-type="string" calcext:value-type="string">
            <text:p>Таблица EN20 на с. 229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6&amp;FID=276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 office:value-type="float" office:value="136060" calcext:value-type="float">
            <text:p>136060</text:p>
          </table:table-cell>
          <table:table-cell office:value-type="string" calcext:value-type="string">
            <text:p>https://www.nornickel.ru/sustainability/reporting/#2012</text:p>
          </table:table-cell>
          <table:table-cell office:value-type="string" calcext:value-type="string">
            <text:p>Таблица EN20 на с. 182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7&amp;FID=276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151580" calcext:value-type="float">
            <text:p>151580</text:p>
          </table:table-cell>
          <table:table-cell office:value-type="string" calcext:value-type="string">
            <text:p>https://www.nornickel.ru/sustainability/reporting/#2013</text:p>
          </table:table-cell>
          <table:table-cell office:value-type="string" calcext:value-type="string">
            <text:p>Таблица EN20 на с. 144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2100" calcext:value-type="float">
            <text:p>15210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07687&amp;FID=873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14</text:p>
          </table:table-cell>
          <table:table-cell office:value-type="string" calcext:value-type="string">
            <text:p>В отчёте за 2014-й год нет данных, но они есть в отчёте за 2015-й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150200" calcext:value-type="float">
            <text:p>15020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 отчёта за 2015 год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57580" calcext:value-type="float">
            <text:p>15758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75449&amp;FID=1291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155050" calcext:value-type="float">
            <text:p>15505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1330" calcext:value-type="float">
            <text:p>12133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17714&amp;FID=1834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119720" calcext:value-type="float">
            <text:p>119720</text:p>
          </table:table-cell>
          <table:table-cell office:value-type="string" calcext:value-type="string">
            <text:p>https://www.nornickel.ru/sustainability/reporting/#2016</text:p>
          </table:table-cell>
          <table:table-cell office:value-type="string" calcext:value-type="string">
            <text:p>Таблица «Выбросы в атмосферу…» на с. 140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1460" calcext:value-type="float">
            <text:p>11146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62476&amp;FID=2732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109100" calcext:value-type="float">
            <text:p>109100</text:p>
          </table:table-cell>
          <table:table-cell office:value-type="string" calcext:value-type="string">
            <text:p>https://www.nornickel.ru/sustainability/reporting/#2017</text:p>
          </table:table-cell>
          <table:table-cell office:value-type="string" calcext:value-type="string">
            <text:p>Таблица «Выбросы в атмосферу…» на с. 134–135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04613&amp;FID=31726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104820" calcext:value-type="float">
            <text:p>104820</text:p>
          </table:table-cell>
          <table:table-cell office:value-type="string" calcext:value-type="string">
            <text:p>https://www.nornickel.ru/sustainability/reporting/#2018</text:p>
          </table:table-cell>
          <table:table-cell office:value-type="string" calcext:value-type="string">
            <text:p>Таблица «Выбросы в атмосферу…» на с. 150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table:formula="of:=68271+37144" office:value-type="float" office:value="105415" calcext:value-type="float">
            <text:p>105415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Печенгского муниципального района и города Мончегорска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68407&amp;FID=4352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99360" calcext:value-type="float">
            <text:p>99360</text:p>
          </table:table-cell>
          <table:table-cell office:value-type="string" calcext:value-type="string">
            <text:p>https://www.nornickel.ru/sustainability/reporting/#2019</text:p>
          </table:table-cell>
          <table:table-cell office:value-type="string" calcext:value-type="string">
            <text:p>Таблица «Выбросы в атмосферу…» на с. 294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02754" calcext:value-type="float">
            <text:p>102754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сумма данных по диоксиду серы по Печенгскому муниципальному району и городскому округу Мончегорск.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1967938" calcext:value-type="float">
            <text:p>1967938</text:p>
          </table:table-cell>
          <table:table-cell office:value-type="string" calcext:value-type="string">
            <text:p>http://www.mpr.krskstate.ru/envir/page5849/0/id/16623</text:p>
          </table:table-cell>
          <table:table-cell office:value-type="string" calcext:value-type="string">
            <text:p>Данные из госдоклада за 2007-й год; 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1938342" calcext:value-type="float">
            <text:p>1938342</text:p>
          </table:table-cell>
          <table:table-cell office:value-type="string" calcext:value-type="string">
            <text:p>http://www.mpr.krskstate.ru/envir/page5849/0/id/16623</text:p>
          </table:table-cell>
          <table:table-cell office:value-type="string" calcext:value-type="string">
            <text:p>Данные из госдоклада за 2007-й год; 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6</text:p>
          </table:table-cell>
          <table:table-cell office:value-type="string" calcext:value-type="string">
            <text:p>В отчёте за 2006 год нет данных, но они есть в отчёте за 2007-й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 office:value-type="float" office:value="1938800" calcext:value-type="float">
            <text:p>1938800</text:p>
          </table:table-cell>
          <table:table-cell office:value-type="string" calcext:value-type="string">
            <text:p>https://www.nornickel.ru/sustainability/reporting/#2007</text:p>
          </table:table-cell>
          <table:table-cell office:value-type="string" calcext:value-type="string">
            <text:p>Таблица EN20 на с. 173 отчёта за 2007 год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1950200" calcext:value-type="float">
            <text:p>1950200</text:p>
          </table:table-cell>
          <table:table-cell office:value-type="string" calcext:value-type="string">
            <text:p>http://www.mpr.krskstate.ru/envir/page5849/0/id/16623</text:p>
          </table:table-cell>
          <table:table-cell office:value-type="string" calcext:value-type="string">
            <text:p>Таблица 11.8 на с. 142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orporate_report</text:p>
          </table:table-cell>
          <table:table-cell office:value-type="float" office:value="1950200" calcext:value-type="float">
            <text:p>1950200</text:p>
          </table:table-cell>
          <table:table-cell office:value-type="string" calcext:value-type="string">
            <text:p>https://www.nornickel.ru/sustainability/reporting/#2007</text:p>
          </table:table-cell>
          <table:table-cell office:value-type="string" calcext:value-type="string">
            <text:p>Таблица EN20 на с. 173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1919900" calcext:value-type="float">
            <text:p>1919900</text:p>
          </table:table-cell>
          <table:table-cell office:value-type="string" calcext:value-type="string">
            <text:p>http://www.mpr.krskstate.ru/envir/page5849/0/id/16624</text:p>
          </table:table-cell>
          <table:table-cell office:value-type="string" calcext:value-type="string">
            <text:p>Таблица 11.8 на с. 129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rporate_report</text:p>
          </table:table-cell>
          <table:table-cell office:value-type="float" office:value="1919950" calcext:value-type="float">
            <text:p>1919950</text:p>
          </table:table-cell>
          <table:table-cell office:value-type="string" calcext:value-type="string">
            <text:p>https://www.nornickel.ru/sustainability/reporting/#2008</text:p>
          </table:table-cell>
          <table:table-cell office:value-type="string" calcext:value-type="string">
            <text:p>Таблица EN20 на с. 133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1917400" calcext:value-type="float">
            <text:p>1917400</text:p>
          </table:table-cell>
          <table:table-cell office:value-type="string" calcext:value-type="string">
            <text:p>http://www.mpr.krskstate.ru/envir/page5849/0/id/16625</text:p>
          </table:table-cell>
          <table:table-cell office:value-type="string" calcext:value-type="string">
            <text:p>Таблица 11.8 на с. 125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orporate_report</text:p>
          </table:table-cell>
          <table:table-cell office:value-type="float" office:value="1917400" calcext:value-type="float">
            <text:p>1917400</text:p>
          </table:table-cell>
          <table:table-cell office:value-type="string" calcext:value-type="string">
            <text:p>https://www.nornickel.ru/sustainability/reporting/#2009</text:p>
          </table:table-cell>
          <table:table-cell office:value-type="string" calcext:value-type="string">
            <text:p>Таблица EN20 на с. 141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1914100" calcext:value-type="float">
            <text:p>1914100</text:p>
          </table:table-cell>
          <table:table-cell office:value-type="string" calcext:value-type="string">
            <text:p>http://www.mpr.krskstate.ru/envir/page5849/0/id/16626</text:p>
          </table:table-cell>
          <table:table-cell office:value-type="string" calcext:value-type="string">
            <text:p>Таблица 11.9 на с. 150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1880830" calcext:value-type="float">
            <text:p>1880830</text:p>
          </table:table-cell>
          <table:table-cell office:value-type="string" calcext:value-type="string">
            <text:p>https://www.nornickel.ru/sustainability/reporting/#2010</text:p>
          </table:table-cell>
          <table:table-cell office:value-type="string" calcext:value-type="string">
            <text:p>Таблица EN20 на с. 142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1911740" calcext:value-type="float">
            <text:p>1911740</text:p>
          </table:table-cell>
          <table:table-cell office:value-type="string" calcext:value-type="string">
            <text:p>http://www.mpr.krskstate.ru/envir/page5849/0/id/16627</text:p>
          </table:table-cell>
          <table:table-cell office:value-type="string" calcext:value-type="string">
            <text:p>Таблица 11.8 на с. 174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1911710" calcext:value-type="float">
            <text:p>1911710</text:p>
          </table:table-cell>
          <table:table-cell office:value-type="string" calcext:value-type="string">
            <text:p>https://www.nornickel.ru/sustainability/reporting/#2011</text:p>
          </table:table-cell>
          <table:table-cell office:value-type="string" calcext:value-type="string">
            <text:p>Таблица EN20 на с. 229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905000" calcext:value-type="float">
            <text:p>1905000</text:p>
          </table:table-cell>
          <table:table-cell office:value-type="string" calcext:value-type="string">
            <text:p>http://www.mpr.krskstate.ru/envir/page5849/0/id/16628</text:p>
          </table:table-cell>
          <table:table-cell office:value-type="string" calcext:value-type="string">
            <text:p>Таблица 11.8 на с. 167. Поскольку по диоксиду серы указано «нет данных», то вычитаем из общего объёма выбросов все остальные, для которых данные указаны, принимаем выброы твёрдых веществ за 0 и получаем максимальную оценку выбросов диоксида серы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 office:value-type="float" office:value="1908010" calcext:value-type="float">
            <text:p>1908010</text:p>
          </table:table-cell>
          <table:table-cell office:value-type="string" calcext:value-type="string">
            <text:p>https://www.nornickel.ru/sustainability/reporting/#2012</text:p>
          </table:table-cell>
          <table:table-cell office:value-type="string" calcext:value-type="string">
            <text:p>Таблица EN20 на с. 182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1881200" calcext:value-type="float">
            <text:p>1881200</text:p>
          </table:table-cell>
          <table:table-cell office:value-type="string" calcext:value-type="string">
            <text:p>http://www.mpr.krskstate.ru/envir/page5849/0/id/16629</text:p>
          </table:table-cell>
          <table:table-cell office:value-type="string" calcext:value-type="string">
            <text:p>Таблица 11.7 на с. 159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1881060" calcext:value-type="float">
            <text:p>1881060</text:p>
          </table:table-cell>
          <table:table-cell office:value-type="string" calcext:value-type="string">
            <text:p>https://www.nornickel.ru/sustainability/reporting/#2013</text:p>
          </table:table-cell>
          <table:table-cell office:value-type="string" calcext:value-type="string">
            <text:p>Таблица EN20 на с. 144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797250" calcext:value-type="float">
            <text:p>1797250</text:p>
          </table:table-cell>
          <table:table-cell office:value-type="string" calcext:value-type="string">
            <text:p>http://www.mpr.krskstate.ru/envir/page5849/0/id/19165</text:p>
          </table:table-cell>
          <table:table-cell office:value-type="string" calcext:value-type="string">
            <text:p>Таблица 11.8 на с. 159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14</text:p>
          </table:table-cell>
          <table:table-cell office:value-type="string" calcext:value-type="string">
            <text:p>В отчёте за 2014 год нет данных, но они есть в отчёте за 2015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1797180" calcext:value-type="float">
            <text:p>179718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 отчёта за 2015 год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1854000" calcext:value-type="float">
            <text:p>1854000</text:p>
          </table:table-cell>
          <table:table-cell office:value-type="string" calcext:value-type="string">
            <text:p>http://www.mpr.krskstate.ru/envir/page5849/0/id/22605</text:p>
          </table:table-cell>
          <table:table-cell office:value-type="string" calcext:value-type="string">
            <text:p>Таблица 11.8 на с. 169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1853920" calcext:value-type="float">
            <text:p>185392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58223" calcext:value-type="float">
            <text:p>1758223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1758200" calcext:value-type="float">
            <text:p>1758200</text:p>
          </table:table-cell>
          <table:table-cell office:value-type="string" calcext:value-type="string">
            <text:p>http://www.mpr.krskstate.ru/envir/page5849/0/id/26439</text:p>
          </table:table-cell>
          <table:table-cell office:value-type="string" calcext:value-type="string">
            <text:p>Таблица 11.8 на с. 161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1758180" calcext:value-type="float">
            <text:p>1758180</text:p>
          </table:table-cell>
          <table:table-cell office:value-type="string" calcext:value-type="string">
            <text:p>https://www.nornickel.ru/sustainability/reporting/#2016</text:p>
          </table:table-cell>
          <table:table-cell office:value-type="string" calcext:value-type="string">
            <text:p>Таблица «Выбросы в атмосферу…» на с. 140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75898" calcext:value-type="float">
            <text:p>1675898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675900" calcext:value-type="float">
            <text:p>1675900</text:p>
          </table:table-cell>
          <table:table-cell office:value-type="string" calcext:value-type="string">
            <text:p>http://www.mpr.krskstate.ru/envir/page5849/0/id/32983</text:p>
          </table:table-cell>
          <table:table-cell office:value-type="string" calcext:value-type="string">
            <text:p>Таблица 1.19 на с. 33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1675900" calcext:value-type="float">
            <text:p>1675900</text:p>
          </table:table-cell>
          <table:table-cell office:value-type="string" calcext:value-type="string">
            <text:p>https://www.nornickel.ru/sustainability/reporting/#2017</text:p>
          </table:table-cell>
          <table:table-cell office:value-type="string" calcext:value-type="string">
            <text:p>Таблица «Выбросы в атмосферу…» на с. 134–135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764700" calcext:value-type="float">
            <text:p>1764700</text:p>
          </table:table-cell>
          <table:table-cell office:value-type="string" calcext:value-type="string">
            <text:p>http://www.mpr.krskstate.ru/envir/page5849/0/id/39742</text:p>
          </table:table-cell>
          <table:table-cell office:value-type="string" calcext:value-type="string">
            <text:p>Таблица 1.17 на с. 35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1764650" calcext:value-type="float">
            <text:p>1764650</text:p>
          </table:table-cell>
          <table:table-cell office:value-type="string" calcext:value-type="string">
            <text:p>https://www.nornickel.ru/sustainability/reporting/#2018</text:p>
          </table:table-cell>
          <table:table-cell office:value-type="string" calcext:value-type="string">
            <text:p>Таблица «Выбросы в атмосферу…» на с. 150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764697" calcext:value-type="float">
            <text:p>176469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Норильск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1798640" calcext:value-type="float">
            <text:p>1798640</text:p>
          </table:table-cell>
          <table:table-cell office:value-type="string" calcext:value-type="string">
            <text:p>https://www.nornickel.ru/sustainability/reporting/#2019</text:p>
          </table:table-cell>
          <table:table-cell office:value-type="string" calcext:value-type="string">
            <text:p>Таблица «Выбросы в атмосферу…» на с. 294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798685" calcext:value-type="float">
            <text:p>1798685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Норильск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40934" calcext:value-type="float">
            <text:p>40934</text:p>
          </table:table-cell>
          <table:table-cell office:value-type="string" calcext:value-type="string">
            <text:p>http://ecology.gov.karelia.ru/upload/iblock/427/Gosudarstvennyj_doklad_o_sostoyanii_okruzhayushej_sredy_v_RK_v_2008_godu.pdf</text:p>
          </table:table-cell>
          <table:table-cell office:value-type="string" calcext:value-type="string">
            <text:p>Табл. 1.4 на с. 21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37417" calcext:value-type="float">
            <text:p>37417</text:p>
          </table:table-cell>
          <table:table-cell office:value-type="string" calcext:value-type="string">
            <text:p>http://ecology.gov.karelia.ru/upload/iblock/53b/Gosudarstvennyj_doklad_o_sostoyanii_okruzhayushej_sredy_v_RK_v_2009_godu.pdf</text:p>
          </table:table-cell>
          <table:table-cell office:value-type="string" calcext:value-type="string">
            <text:p>Табл. 1.4 на с. 17. Берём данные из строки «Кондопога», поскольку, судя по всему, составители таблицы перепутали сроки. Можно сравнить итог по строке «Кондопога» с данными по Костомукшскому городскому округу за 2009 год из таблицы 1.3, а также итог по строке «Кондопога» с данными по Петрозаводскому городскому округу за 2009 год из таблицы 1.3. Также можно сравнить выбросы в Кондопоге за 2008 и 2008 год и понять, что оснований для такого резкого роста выбросов нет. Остаётся некоторая вероятность того, что реальные выбросы по Костомукше всё же другие, но 37417 — наиболее вероятное значение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1e7/Gosudarstvennyj_doklad_o_sostoyanii_okruzhayushej_sredy_v_RK_v_2010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5704/CSR%20Report%202010_Severstal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8be/Gosudarstvennyj_doklad_o_sostoyanii_okruzhayushej_sredy_v_RK_v_2011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0072/Severstal_SocialReport_2011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4c2/Gosudarstvennyj_doklad_o_sostoyanii_okruzhayushej_sredy_v_RK_v_2012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1998/Severstal_SocialReport_2012_rus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cc0/Gosudarstvennyj_doklad_o_sostoyanii_okruzhayushej_sredy_v_RK_v_2013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0308/APA0255-Web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6934" calcext:value-type="float">
            <text:p>4693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c45/Gosudarstvennyj_doklad_o_sostoyanii_okruzhayushej_sredy_v_RK_v_2014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3161/Severstal_CSR_Report_2014_RUS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6725" calcext:value-type="float">
            <text:p>46725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a9d/Gosudarstvennyj_doklad_o_sostoyanii_okruzhayushej_sredy_v_RK_v_2015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5732/Severstal_CSR_Report_2015_rus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917/Gosudarstvennyj_doklad_o_sostoyanii_okruzhayushej_sredy_v_RK_2016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0943/Severstal_CSR_Report_2016_rus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7364" calcext:value-type="float">
            <text:p>5736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d15/Gosdoklad_2017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2123/social_report_2017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20c/Gosdoklad_2018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8592/CSR_SD_Report_2018_R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66956" calcext:value-type="float">
            <text:p>6695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остомукшский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ef9/Gosdoklad_2019_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44632/Severstal_CSR_SD_Report_2019_R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66956" calcext:value-type="float">
            <text:p>66956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Костомукша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3045" calcext:value-type="float">
            <text:p>33045</text:p>
          </table:table-cell>
          <table:table-cell office:value-type="string" calcext:value-type="string">
            <text:p>http://portal.dvinaland.ru/docs/pub/8db27567a95332da7f1b16749ecd85ef/doklad_2012.pdf?LoadFile=1</text:p>
          </table:table-cell>
          <table:table-cell office:value-type="string" calcext:value-type="string">
            <text:p>Таблица 120 на с. 210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9a25df5b96a3755d166f910602ce6e83/Doklad_2013_v2.pdf?LoadFile=1</text:p>
          </table:table-cell>
          <table:table-cell office:value-type="string" calcext:value-type="string">
            <text:p>В госдокладе нет информации о выбросах диоксида серы в Северодвинске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9647" calcext:value-type="float">
            <text:p>1964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76dc9a7ac21464294d2db26f64727cfa/Doklad_2014.pdf?LoadFile=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http://portal.dvinaland.ru/docs/pub/b3180655aef7b95a08df0a3f1def1ece/%D0%94%D0%9E%D0%9A%D0%9B%D0%90%D0%942015_v3.pdf</text:p>
          </table:table-cell>
          <table:table-cell office:value-type="string" calcext:value-type="string">
            <text:p>Таблица 150 на с. 258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://portal.dvinaland.ru/docs/pub/af1c7fa574d5a29ff3d89db933606f67/Doklad_2016.pdf</text:p>
          </table:table-cell>
          <table:table-cell office:value-type="string" calcext:value-type="string">
            <text:p>Таблица 181 на с. 268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597" calcext:value-type="float">
            <text:p>1659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s://portal.dvinaland.ru/docs/pub/85e9d60d131e8a95e3d74f1a086740ca/Doklad_2017.pdf</text:p>
          </table:table-cell>
          <table:table-cell office:value-type="string" calcext:value-type="string">
            <text:p>Таблица 170 на с. 266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1499" calcext:value-type="float">
            <text:p>11499</text:p>
          </table:table-cell>
          <table:table-cell office:value-type="string" calcext:value-type="string">
            <text:p>https://portal.dvinaland.ru/docs/pub/384f462435bdaf81b24467a7cdcff979/Doklad_2018.pdf</text:p>
          </table:table-cell>
          <table:table-cell office:value-type="string" calcext:value-type="string">
            <text:p>Таблица 5.1-4 на с. 292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1492" calcext:value-type="float">
            <text:p>11492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еверодвинск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067" calcext:value-type="float">
            <text:p>5067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Костомукша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0800" calcext:value-type="float">
            <text:p>30800</text:p>
          </table:table-cell>
          <table:table-cell office:value-type="string" calcext:value-type="string">
            <text:p>http://mprso.midural.ru/uploads/gos_doklad_2010.pdf</text:p>
          </table:table-cell>
          <table:table-cell office:value-type="string" calcext:value-type="string">
            <text:p>Таблица 5.2.1 на с. 214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29600" calcext:value-type="float">
            <text:p>29600</text:p>
          </table:table-cell>
          <table:table-cell office:value-type="string" calcext:value-type="string">
            <text:p>http://mprso.midural.ru/uploads/2011.pdf</text:p>
          </table:table-cell>
          <table:table-cell office:value-type="string" calcext:value-type="string">
            <text:p>Таблица 6.2.1 на с. 222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 Таблица 5.2.1 на с. 233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603" calcext:value-type="float">
            <text:p>2460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4600" calcext:value-type="float">
            <text:p>24600</text:p>
          </table:table-cell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 Таблица 5.2.1 на с. 223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8253" calcext:value-type="float">
            <text:p>2825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8250" calcext:value-type="float">
            <text:p>28250</text:p>
          </table:table-cell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office:value-type="string" calcext:value-type="string">
            <text:p>Таблица 5.2.1 на с. 192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208" calcext:value-type="float">
            <text:p>212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1210" calcext:value-type="float">
            <text:p>21210</text:p>
          </table:table-cell>
          <table:table-cell office:value-type="string" calcext:value-type="string">
            <text:p>http://mprso.midural.ru/uploads/doklad2016.pdf</text:p>
          </table:table-cell>
          <table:table-cell office:value-type="string" calcext:value-type="string">
            <text:p>Таблица 5.2.1 на с. 205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0194" calcext:value-type="float">
            <text:p>2019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0200" calcext:value-type="float">
            <text:p>20200</text:p>
          </table:table-cell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office:value-type="string" calcext:value-type="string">
            <text:p>Таблица 5.2.1 на с. 202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8439" calcext:value-type="float">
            <text:p>18439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еровский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7340" calcext:value-type="float">
            <text:p>17340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Серовский городской округ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2800" calcext:value-type="float">
            <text:p>32800</text:p>
          </table:table-cell>
          <table:table-cell office:value-type="string" calcext:value-type="string">
            <text:p>http://mprso.midural.ru/uploads/gos_doklad_2010.pdf</text:p>
          </table:table-cell>
          <table:table-cell office:value-type="string" calcext:value-type="string">
            <text:p>Таблица 5.2.1 на с. 214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32100" calcext:value-type="float">
            <text:p>32100</text:p>
          </table:table-cell>
          <table:table-cell office:value-type="string" calcext:value-type="string">
            <text:p>http://mprso.midural.ru/uploads/2011.pdf</text:p>
          </table:table-cell>
          <table:table-cell office:value-type="string" calcext:value-type="string">
            <text:p>Таблица 6.2.1 на с. 222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31300" calcext:value-type="float">
            <text:p>31300</text:p>
          </table:table-cell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 Таблица 5.2.1 на с. 233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1177" calcext:value-type="float">
            <text:p>3117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 Таблица 5.2.1 на с. 223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060" calcext:value-type="float">
            <text:p>310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31060" calcext:value-type="float">
            <text:p>31060</text:p>
          </table:table-cell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office:value-type="string" calcext:value-type="string">
            <text:p>Таблица 5.2.1 на с. 192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298" calcext:value-type="float">
            <text:p>2229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2300" calcext:value-type="float">
            <text:p>22300</text:p>
          </table:table-cell>
          <table:table-cell office:value-type="string" calcext:value-type="string">
            <text:p>http://mprso.midural.ru/uploads/doklad2016.pdf</text:p>
          </table:table-cell>
          <table:table-cell office:value-type="string" calcext:value-type="string">
            <text:p>Таблица 5.2.1 на с. 205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9441" calcext:value-type="float">
            <text:p>1944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9400" calcext:value-type="float">
            <text:p>19400</text:p>
          </table:table-cell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office:value-type="string" calcext:value-type="string">
            <text:p>Таблица 5.2.1 на с. 202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9287" calcext:value-type="float">
            <text:p>1928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расноуральск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9023" calcext:value-type="float">
            <text:p>1902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Красноуральск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24700" calcext:value-type="float">
            <text:p>24700</text:p>
          </table:table-cell>
          <table:table-cell office:value-type="string" calcext:value-type="string">
            <text:p>http://mprso.midural.ru/uploads/gos_doklad_2010.pdf</text:p>
          </table:table-cell>
          <table:table-cell office:value-type="string" calcext:value-type="string">
            <text:p>Таблица 5.2.1 на с. 214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25400" calcext:value-type="float">
            <text:p>25400</text:p>
          </table:table-cell>
          <table:table-cell office:value-type="string" calcext:value-type="string">
            <text:p>http://mprso.midural.ru/uploads/2011.pdf</text:p>
          </table:table-cell>
          <table:table-cell office:value-type="string" calcext:value-type="string">
            <text:p>Таблица 6.2.1 на с. 222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23900" calcext:value-type="float">
            <text:p>23900</text:p>
          </table:table-cell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 Таблица 5.2.1 на с. 233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3308" calcext:value-type="float">
            <text:p>233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3300" calcext:value-type="float">
            <text:p>23300</text:p>
          </table:table-cell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 Таблица 5.2.1 на с. 223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3039" calcext:value-type="float">
            <text:p>23039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3040" calcext:value-type="float">
            <text:p>23040</text:p>
          </table:table-cell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office:value-type="string" calcext:value-type="string">
            <text:p>Таблица 5.2.1 на с. 192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2740" calcext:value-type="float">
            <text:p>22740</text:p>
          </table:table-cell>
          <table:table-cell office:value-type="string" calcext:value-type="string">
            <text:p>http://mprso.midural.ru/uploads/doklad2016.pdf</text:p>
          </table:table-cell>
          <table:table-cell office:value-type="string" calcext:value-type="string">
            <text:p>Таблица 5.2.1 на с. 205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2822" calcext:value-type="float">
            <text:p>2282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2800" calcext:value-type="float">
            <text:p>22800</text:p>
          </table:table-cell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office:value-type="string" calcext:value-type="string">
            <text:p>Таблица 5.2.1 на с. 202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21617" calcext:value-type="float">
            <text:p>2161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ировградский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22687" calcext:value-type="float">
            <text:p>22687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Кировградский городской округ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135500" calcext:value-type="float">
            <text:p>135500</text:p>
          </table:table-cell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 Таблица 5.2.1 на с. 233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42966" calcext:value-type="float">
            <text:p>142966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42900" calcext:value-type="float">
            <text:p>142900</text:p>
          </table:table-cell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 Таблица 5.2.1 на с. 223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151" calcext:value-type="float">
            <text:p>14115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141200" calcext:value-type="float">
            <text:p>141200</text:p>
          </table:table-cell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office:value-type="string" calcext:value-type="string">
            <text:p>Таблица 5.2.1 на с. 192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33860" calcext:value-type="float">
            <text:p>1338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133800" calcext:value-type="float">
            <text:p>133800</text:p>
          </table:table-cell>
          <table:table-cell office:value-type="string" calcext:value-type="string">
            <text:p>http://mprso.midural.ru/uploads/doklad2016.pdf</text:p>
          </table:table-cell>
          <table:table-cell office:value-type="string" calcext:value-type="string">
            <text:p>Таблица 5.2.1 на с. 205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1357" calcext:value-type="float">
            <text:p>14135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41400" calcext:value-type="float">
            <text:p>141400</text:p>
          </table:table-cell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office:value-type="string" calcext:value-type="string">
            <text:p>Таблица 5.2.1 на с. 202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33313" calcext:value-type="float">
            <text:p>133313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Рефтинский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43872" calcext:value-type="float">
            <text:p>14387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Рефтинский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http://mprso.midural.ru/uploads/gos_doklad_2010.pdf</text:p>
          </table:table-cell>
          <table:table-cell office:value-type="string" calcext:value-type="string">
            <text:p>Таблица 5.2.1 на с. 214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ttp://mprso.midural.ru/uploads/2011.pdf</text:p>
          </table:table-cell>
          <table:table-cell office:value-type="string" calcext:value-type="string">
            <text:p>Таблица 6.2.1 на с. 222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 Таблица 5.2.1 на с. 233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 Таблица 5.2.1 на с. 223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office:value-type="string" calcext:value-type="string">
            <text:p>Таблица 5.2.1 на с. 192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http://mprso.midural.ru/uploads/doklad2016.pdf</text:p>
          </table:table-cell>
          <table:table-cell office:value-type="string" calcext:value-type="string">
            <text:p>Таблица 5.2.1 на с. 205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office:value-type="string" calcext:value-type="string">
            <text:p>Таблица 5.2.1 на с. 202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Ревда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Ревда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720" calcext:value-type="float">
            <text:p>5472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5268" calcext:value-type="float">
            <text:p>55268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9482" calcext:value-type="float">
            <text:p>49482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2370" calcext:value-type="float">
            <text:p>1237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Верхнеуфалейский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Верхнеуфалейский городской округ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59220/</text:p>
          </table:table-cell>
          <table:table-cell office:value-type="string" calcext:value-type="string">
            <text:p>В госдокладах нет данных о выбросах диоксида серы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0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1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8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osstat</text:p>
          </table:table-cell>
          <table:table-cell office:value-type="float" office:value="17300" calcext:value-type="float">
            <text:p>173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77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sstat</text:p>
          </table:table-cell>
          <table:table-cell office:value-type="float" office:value="12900" calcext:value-type="float">
            <text:p>129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84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675" calcext:value-type="float">
            <text:p>10675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85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8544" calcext:value-type="float">
            <text:p>854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17166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120188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979" calcext:value-type="float">
            <text:p>3979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17165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ossta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27443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«Муниципальных образований города Москвы»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27443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3740" calcext:value-type="float">
            <text:p>13740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сумма всех округов в регионе Москва.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199" calcext:value-type="float">
            <text:p>1519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0024" calcext:value-type="float">
            <text:p>10024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516" calcext:value-type="float">
            <text:p>551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арабашский.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755" calcext:value-type="float">
            <text:p>3755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Карабашский городской округ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8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7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0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504" calcext:value-type="float">
            <text:p>24504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2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6822" calcext:value-type="float">
            <text:p>26822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4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2483" calcext:value-type="float">
            <text:p>42483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6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4506" calcext:value-type="float">
            <text:p>34506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488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168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6613" calcext:value-type="float">
            <text:p>16613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Уфа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300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9748" calcext:value-type="float">
            <text:p>39748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Уфа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9260" calcext:value-type="float">
            <text:p>926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0410" calcext:value-type="float">
            <text:p>1041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7502" calcext:value-type="float">
            <text:p>750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7459" calcext:value-type="float">
            <text:p>7459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7130" calcext:value-type="float">
            <text:p>713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  <table:table-cell office:value-type="string" calcext:value-type="string">
            <text:p>Таблица 2.8 на с. 20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097" calcext:value-type="float">
            <text:p>509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Рязань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000%20%D0%94%D0%9E%D0%9A%D0%9B%D0%90%D0%94%202019.pdf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Рязань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069" calcext:value-type="float">
            <text:p>17069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647" calcext:value-type="float">
            <text:p>13647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8714" calcext:value-type="float">
            <text:p>18714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5943" calcext:value-type="float">
            <text:p>15943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7512" calcext:value-type="float">
            <text:p>7512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Пронский муниципальный район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000%20%D0%94%D0%9E%D0%9A%D0%9B%D0%90%D0%94%202019.pdf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0853" calcext:value-type="float">
            <text:p>1085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Пронский муниципальный район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42060" calcext:value-type="float">
            <text:p>42060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38327" calcext:value-type="float">
            <text:p>38327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39799" calcext:value-type="float">
            <text:p>39799</text:p>
          </table:table-cell>
          <table:table-cell office:value-type="string" calcext:value-type="string">
            <text:p>http://kuzbasseco.ru/002/4.2.html</text:p>
          </table:table-cell>
          <table:table-cell office:value-type="string" calcext:value-type="string">
            <text:p>Таблица 2.1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39659" calcext:value-type="float">
            <text:p>39659</text:p>
          </table:table-cell>
          <table:table-cell office:value-type="string" calcext:value-type="string">
            <text:p>http://kuzbasseco.ru/003/4.2.html</text:p>
          </table:table-cell>
          <table:table-cell office:value-type="string" calcext:value-type="string">
            <text:p>Таблица 2.1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40351" calcext:value-type="float">
            <text:p>40351</text:p>
          </table:table-cell>
          <table:table-cell office:value-type="string" calcext:value-type="string">
            <text:p>http://kuzbasseco.ru/004/4.2.html</text:p>
          </table:table-cell>
          <table:table-cell office:value-type="string" calcext:value-type="string">
            <text:p>Таблица 2.2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2103" calcext:value-type="float">
            <text:p>32103</text:p>
          </table:table-cell>
          <table:table-cell office:value-type="string" calcext:value-type="string">
            <text:p>http://kuzbasseco.ru/005/4.2.html</text:p>
          </table:table-cell>
          <table:table-cell office:value-type="string" calcext:value-type="string">
            <text:p>Таблица 2.2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30299" calcext:value-type="float">
            <text:p>30299</text:p>
          </table:table-cell>
          <table:table-cell office:value-type="string" calcext:value-type="string">
            <text:p>http://gosdoklad.kuzbasseco.ru/2011/chast-iv-ekologicheskaya-obstanovka-v-promyshlennyx-centraxoblasti/goroda/razdel-12-gorod-novokuzneck/</text:p>
          </table:table-cell>
          <table:table-cell office:value-type="string" calcext:value-type="string">
            <text:p>Таблица 12.1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1211" calcext:value-type="float">
            <text:p>31211</text:p>
          </table:table-cell>
          <table:table-cell office:value-type="string" calcext:value-type="string">
            <text:p>http://gosdoklad.kuzbasseco.ru/2012/?page_id=195</text:p>
          </table:table-cell>
          <table:table-cell office:value-type="string" calcext:value-type="string">
            <text:p>Таблица 6.2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33929" calcext:value-type="float">
            <text:p>33929</text:p>
          </table:table-cell>
          <table:table-cell office:value-type="string" calcext:value-type="string">
            <text:p>http://kuzbasseco.ru/wp-content/uploads/2018/12/doklad2013.pdf</text:p>
          </table:table-cell>
          <table:table-cell office:value-type="string" calcext:value-type="string">
            <text:p>Таблица 2.2 на с. 349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2747" calcext:value-type="float">
            <text:p>52747</text:p>
          </table:table-cell>
          <table:table-cell office:value-type="string" calcext:value-type="string">
            <text:p>https://www.gks.ru/dbscripts/munst/munst32/DBInet.cgi</text:p>
          </table:table-cell>
          <table:table-cell office:value-type="string" calcext:value-type="string">
            <text:p>Сумма Мысковского и Новокузнецкого городского округа. Они граничат и находятся на расстоянии примерно 40 км друг от друга, поэтому на спутнике, скорее всего, видны как один источник загрязнения. В идеале их следовало бы сложить и для 2005–2013 годов, но данных по Мысковскому городскому округу для этих лет у нас нет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://kuzbasseco.ru/wp-content/uploads/2018/12/NEW_DOKLAD-2014.pdf</text:p>
          </table:table-cell>
          <table:table-cell office:value-type="string" calcext:value-type="string">
            <text:p>Таблица 6.1 на с. 335–336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7782" calcext:value-type="float">
            <text:p>57782</text:p>
          </table:table-cell>
          <table:table-cell office:value-type="string" calcext:value-type="string">
            <text:p>https://www.gks.ru/dbscripts/munst/munst32/DBInet.cgi</text:p>
          </table:table-cell>
          <table:table-cell office:value-type="string" calcext:value-type="string">
            <text:p>Сумма Мысковского и Новокузнецкого городского округа. Они граничат и находятся на расстоянии примерно 40 км друг от друга, поэтому на спутнике, скорее всего, видны как один источник загрязнения. В идеале их следовало бы сложить и для 2005–2013 годов, но данных по Мысковскому городскому округу для этих лет у нас нет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://kuzbasseco.ru/wp-content/uploads/2018/12/%D0%94%D0%BE%D0%BA%D0%BB%D0%B0%D0%B4-2015.pdf</text:p>
          </table:table-cell>
          <table:table-cell office:value-type="string" calcext:value-type="string">
            <text:p>Таблица 6.1 на с. 301–302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68363" calcext:value-type="float">
            <text:p>68363</text:p>
          </table:table-cell>
          <table:table-cell office:value-type="string" calcext:value-type="string">
            <text:p>https://www.gks.ru/dbscripts/munst/munst32/DBInet.cgi</text:p>
          </table:table-cell>
          <table:table-cell office:value-type="string" calcext:value-type="string">
            <text:p>Сумма Мысковского и Новокузнецкого городского округа. Они граничат и находятся на расстоянии примерно 40 км друг от друга, поэтому на спутнике, скорее всего, видны как один источник загрязнения. В идеале их следовало бы сложить и для 2005–2013 годов, но данных по Мысковскому городскому округу для этих лет у нас нет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://kuzbasseco.ru/wp-content/uploads/2018/12/%D0%94%D0%BE%D0%BA%D0%BB%D0%B0%D0%B42016-11.pdf</text:p>
          </table:table-cell>
          <table:table-cell office:value-type="string" calcext:value-type="string">
            <text:p>Таблица 6.1 на с. 316–317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75995" calcext:value-type="float">
            <text:p>75995</text:p>
          </table:table-cell>
          <table:table-cell office:value-type="string" calcext:value-type="string">
            <text:p>https://www.gks.ru/dbscripts/munst/munst32/DBInet.cgi</text:p>
          </table:table-cell>
          <table:table-cell office:value-type="string" calcext:value-type="string">
            <text:p>Сумма Мысковского и Новокузнецкого городского округа. Они граничат и находятся на расстоянии примерно 40 км друг от друга, поэтому на спутнике, скорее всего, видны как один источник загрязнения. В идеале их следовало бы сложить и для 2005–2013 годов, но данных по Мысковскому городскому округу для этих лет у нас нет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://kuzbasseco.ru/wp-content/uploads/2018/12/doklad_20172.pdf</text:p>
          </table:table-cell>
          <table:table-cell office:value-type="string" calcext:value-type="string">
            <text:p>Таблица 6.1 на с. 336–337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50392" calcext:value-type="float">
            <text:p>50392</text:p>
          </table:table-cell>
          <table:table-cell office:value-type="string" calcext:value-type="string">
            <text:p>http://kuzbasseco.ru/wp-content/uploads/2019/09/do%D1%81lad-2018.pdf</text:p>
          </table:table-cell>
          <table:table-cell office:value-type="string" calcext:value-type="string">
            <text:p>Таблица 6.1 на с. 331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table:formula="of:=51795+16323" office:value-type="float" office:value="68118" calcext:value-type="float">
            <text:p>68118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Новокузнецкий (просто, не муниципальный район) плюс Мысковский (городской округ, граничащий с Новокузнецком; в идеале его, пожалуй, нужно добавить ко всем данным по Новокузнецку, но всех данных у нас нет)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kuzbasseco.ru/wp-content/uploads/2020/06/gd2019.pdf</text:p>
          </table:table-cell>
          <table:table-cell office:value-type="string" calcext:value-type="string">
            <text:p>В госдокладе нет данных по Новокузнецку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table:formula="of:=45301+18767" office:value-type="float" office:value="64068" calcext:value-type="float">
            <text:p>64068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Новокузнецкий городской округ плюс Мысковский городской округ (граничит с Новокузнецком)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736" calcext:value-type="float">
            <text:p>17736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350" calcext:value-type="float">
            <text:p>1435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769" calcext:value-type="float">
            <text:p>976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9837" calcext:value-type="float">
            <text:p>983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Магнитогорский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919" calcext:value-type="float">
            <text:p>4919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Магнитогорский городской округ - город Магнитогорск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3/gosudarstvennyj_doklad_-_2011.1.pdf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3/gosudarstvennyj_doklad_-_2012.pdf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3/gosudarstvennyj_doklad_-_2013.pdf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3/gosudarstvennyj_doklad_-_2014.pdf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3/gd_-_2015_13.09.2016.pdf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3/gosdoklad_2016.pdf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3/doklad_ob_ekologicheskoj_situatsii_v_samarskoj_oblasti_za_2017_god.pdf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Новокуйбышевск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3/doklad_ob_ekologicheskoj_situatsii_na_territorii_samarskoj_oblasti_-_2018_god.pdf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422" calcext:value-type="float">
            <text:p>342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Новокуйбышевск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8/gosdoklad-2019-itog.pdf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2013-ep/doclad_2012.pdf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748" calcext:value-type="float">
            <text:p>20748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co_passport</text:p>
          </table:table-cell>
          <table:table-cell office:value-type="float" office:value="24062" calcext:value-type="float">
            <text:p>24062</text:p>
          </table:table-cell>
          <table:table-cell office:value-type="string" calcext:value-type="string">
            <text:p>http://ekolip.ru/reports/TotalEmissionStateSource/?PAGEN_1=2&amp;arrFilterMy_pf%5BYear%5D=28&amp;arrFilterMy_pf%5BRegion%5D=377&amp;set_filter=%D4%E8%EB%FC%F2%F0&amp;set_filter=Y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0433" calcext:value-type="float">
            <text:p>20433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co_passport</text:p>
          </table:table-cell>
          <table:table-cell office:value-type="float" office:value="25831" calcext:value-type="float">
            <text:p>25831</text:p>
          </table:table-cell>
          <table:table-cell office:value-type="string" calcext:value-type="string">
            <text:p>http://ekolip.ru/reports/TotalEmissionStateSource/?PAGEN_1=2&amp;arrFilterMy_pf%5BYear%5D=593&amp;arrFilterMy_pf%5BRegion%5D=377&amp;set_filter=%D4%E8%EB%FC%F2%F0&amp;set_filter=Y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667" calcext:value-type="float">
            <text:p>2166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co_pas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kolip.ru/reports/TotalEmissionStateSource/?PAGEN_1=2&amp;arrFilterMy_pf%5BYear%5D=622&amp;arrFilterMy_pf%5BRegion%5D=377&amp;set_filter=%D4%E8%EB%FC%F2%F0&amp;set_filter=Y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1857" calcext:value-type="float">
            <text:p>2185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co_passport</text:p>
          </table:table-cell>
          <table:table-cell office:value-type="float" office:value="21782" calcext:value-type="float">
            <text:p>21782</text:p>
          </table:table-cell>
          <table:table-cell office:value-type="string" calcext:value-type="string">
            <text:p>http://ekolip.ru/reports/TotalEmissionStateSource/?PAGEN_1=2&amp;arrFilterMy_pf%5BYear%5D=736&amp;arrFilterMy_pf%5BRegion%5D=377&amp;set_filter=%D4%E8%EB%FC%F2%F0&amp;set_filter=Y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2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co_pas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ekolip.ru/reports/TotalEmissionStateSource/?PAGEN_1=2&amp;arrFilterMy_pf%5BYear%5D=740&amp;arrFilterMy_pf%5BRegion%5D=377&amp;set_filter=%D4%E8%EB%FC%F2%F0&amp;set_filter=Y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npa/1275_sogl_2.pdf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Липецк.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20313" calcext:value-type="float">
            <text:p>2031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Липецк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6" calcext:value-type="float">
            <text:p>2006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7" calcext:value-type="float">
            <text:p>2007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working/ohrana/Report2008.doc</text:p>
          </table:table-cell>
          <table:table-cell office:value-type="string" calcext:value-type="string">
            <text:p>В госдокладе нет информации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65782" calcext:value-type="float">
            <text:p>65782</text:p>
          </table:table-cell>
          <table:table-cell office:value-type="string" calcext:value-type="string">
            <text:p>https://irkobl.ru/sites/ecology/news/Doklad2008.pdf</text:p>
          </table:table-cell>
          <table:table-cell office:value-type="string" calcext:value-type="string">
            <text:p>Таблица 4.1.1 на с. 236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https://irkobl.ru/sites/ecology/news/GZakaz.pdf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+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94154" calcext:value-type="float">
            <text:p>94154</text:p>
          </table:table-cell>
          <table:table-cell office:value-type="string" calcext:value-type="string">
            <text:p>https://irkobl.ru/sites/ecology/working/woter/aukzion/doklad2011.pdf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31957" calcext:value-type="float">
            <text:p>131957</text:p>
          </table:table-cell>
          <table:table-cell office:value-type="string" calcext:value-type="string">
            <text:p>https://irkobl.ru/sites/ecology/working/chast1.pdf https://irkobl.ru/sites/ecology/working/chast2.pdf</text:p>
          </table:table-cell>
          <table:table-cell office:value-type="string" calcext:value-type="string">
            <text:p>Таблица 4.1 на с. 165. Сумма участка №1 ТЭЦ-9, ТЭЦ-9 и ТЭЦ-10, которые находятся в Ангарске, судя по https://ru.wikipedia.org/wiki/%D0%90%D0%BD%D0%B3%D0%B0%D1%80%D1%81%D0%BA#%D0%AD%D0%BA%D0%BE%D0%BD%D0%BE%D0%BC%D0%B8%D0%BA%D0%B0 Госдоклад в двух частях, поэтому две ссылки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State%20report%202013.pdf</text:p>
          </table:table-cell>
          <table:table-cell office:value-type="string" calcext:value-type="string">
            <text:p>«Битая» ссылка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89988" calcext:value-type="float">
            <text:p>89988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GosDoklad_Final.pdf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98206" calcext:value-type="float">
            <text:p>98206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91094" calcext:value-type="float">
            <text:p>91094</text:p>
          </table:table-cell>
          <table:table-cell office:value-type="string" calcext:value-type="string">
            <text:p>https://irkobl.ru/sites/ecology/%D0%94%D0%BE%D0%BA%D0%BB%D0%B0%D0%B4_2015.pdf</text:p>
          </table:table-cell>
          <table:table-cell office:value-type="string" calcext:value-type="string">
            <text:p>Таблица на с. 145-146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83955" calcext:value-type="float">
            <text:p>83955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%D0%BC%D0%B0%D0%BA%D0%B5%D1%82.pdf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5921" calcext:value-type="float">
            <text:p>95921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%D0%93%D0%94_2017.pdf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10864" calcext:value-type="float">
            <text:p>110864</text:p>
          </table:table-cell>
          <table:table-cell office:value-type="string" calcext:value-type="string">
            <text:p>https://irkobl.ru/region/ecology/%D0%93%D0%BE%D1%81%D0%B4%D0%BE%D0%BA%D0%BB%D0%B0%D0%B4_2018.pdf</text:p>
          </table:table-cell>
          <table:table-cell office:value-type="string" calcext:value-type="string">
            <text:p>Таблица 13.10.1 на с. 161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table:formula="of:=56645+6515" office:value-type="float" office:value="63160" calcext:value-type="float">
            <text:p>6316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Ангарского муниципального района и Ангарское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region/ecology/%D0%B3%D0%BE%D1%81%D0%B4%D0%BE%D0%BA%D0%BB%D0%B0%D0%B4_%D0%B8%D1%82%D0%BE%D0%B3.pdf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02462" calcext:value-type="float">
            <text:p>10246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Ангарское городское муниципальное образование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21440" calcext:value-type="float">
            <text:p>21440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4 на с. 13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21308" calcext:value-type="float">
            <text:p>21308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4 на с. 13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21549" calcext:value-type="float">
            <text:p>21549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6 на с. 17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21203" calcext:value-type="float">
            <text:p>21203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6 на с. 18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9329" calcext:value-type="float">
            <text:p>29329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table:formula="of:=66676+390" office:value-type="float" office:value="67066" calcext:value-type="float">
            <text:p>6706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Оренбургского муниципального района и города Оренбурга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table:formula="of:=1120+50871" office:value-type="float" office:value="51991" calcext:value-type="float">
            <text:p>51991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Оренбург + Оренбургский муниципальный район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109892" calcext:value-type="float">
            <text:p>109892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7 на с. 19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119814" calcext:value-type="float">
            <text:p>119814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7 на с. 19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89279" calcext:value-type="float">
            <text:p>89279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12 на с. 26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46760" calcext:value-type="float">
            <text:p>46760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9 на с. 29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942" calcext:value-type="float">
            <text:p>594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818" calcext:value-type="float">
            <text:p>5818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Медногорск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457" calcext:value-type="float">
            <text:p>5457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Медногорск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89682" calcext:value-type="float">
            <text:p>89682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5 на с. 15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89887" calcext:value-type="float">
            <text:p>89887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5 на с. 14–15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92700" calcext:value-type="float">
            <text:p>92700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8 на с. 20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92105" calcext:value-type="float">
            <text:p>92105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7 на с. 22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Орск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Орск.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c55/%D0%AD%D0%BA%D0%BE%20%D0%B2%D0%B5%D1%81%D1%82%D0%BD%D0%B8%D0%BA%202008.rar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ff1/%D0%AD%D0%BA%D0%BE%20%D0%B2%D0%B5%D1%81%D1%82%D0%BD%D0%B8%D0%BA%202009.rar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359/%D0%AD%D0%BA%D0%BE%20%D0%B2%D0%B5%D1%81%D1%82%D0%BD%D0%B8%D0%BA%202010.rar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1c5/%D0%AD%D0%BA%D0%BE%D0%BB%D0%BE%D0%B3%D0%B8%D1%87%D0%B5%D1%81%D0%BA%D0%B8%D0%B9%20%D0%B2%D0%B5%D1%81%D1%82%D0%BD%D0%B8%D0%BA%20%D0%94%D0%BE%D0%BD%D0%B0%20%D0%B7%D0%B0%202011%20%D0%B3%D0%BE%D0%B4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e70/%D0%AD%D0%BA%D0%BE%D0%BB%D0%BE%D0%B3%D0%B8%D1%87%D0%B5%D1%81%D0%BA%D0%BE%D0%B3%D0%BE%20%D0%B2%D0%B5%D1%81%D1%82%D0%BD%D0%B8%D0%BA%D0%B0%20%D0%B7%D0%B0%202012%20%D0%B3%D0%BE%D0%B4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73e/v2013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1182" calcext:value-type="float">
            <text:p>51182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ac1/%D0%AD%D0%BA%D0%BE%D0%BB%D0%BE%D0%B3%D0%B8%D1%87%D0%B5%D1%81%D0%BA%D0%B8%D0%B9%20%D0%B2%D0%B5%D1%81%D1%82%D0%BD%D0%B8%D0%BA%20%D0%94%D0%BE%D0%BD%D0%B0%202014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128" calcext:value-type="float">
            <text:p>31128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a05/vestnik-ekologicheskiy-2015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9464" calcext:value-type="float">
            <text:p>39464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e74/vestnik-2016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0110" calcext:value-type="float">
            <text:p>50110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842/%D0%B2%D0%B5%D1%81%D1%82%D0%BD%D0%B8%D0%BA%202017(1)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i/Yse8Z4sh7hJGnw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Новочеркасск.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9199" calcext:value-type="float">
            <text:p>49199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Новочеркасск.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cuments/files/gosdoklad-2009.pdf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cuments/files/doklad_ob_ekologicheskoy_obstanovke_na_territorii_astrahanskoy_oblasti_v_2010_godu.doc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udarstvennyy_doklad_ob_ekologicheskoy_situacii_v_ao_za_2011_god.pdf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astrahanskaya_obl._gosdoklad_za_2012_na_sayt_130629_itog_pravka_130704.pdf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nat.astrobl.ru/document/215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0695" calcext:value-type="float">
            <text:p>4069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nat.astrobl.ru/document/277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1027" calcext:value-type="float">
            <text:p>41027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ob_ekologicheskoy_situacii_za_2015_god_0_0.doc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1588" calcext:value-type="float">
            <text:p>41588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za_2016_god_0.doc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3835" calcext:value-type="float">
            <text:p>3383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klad_2017_okonchatelnyy_0.doc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2018.doc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Астрахань.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klad_2019.docx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Астрахань.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5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6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7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8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9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0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1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ermecology.ru/report/report2012/doclad_2012w.html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wp-content/uploads/2013/04/%D0%94%D0%BE%D0%BA%D0%BB%D0%B0%D0%B4-%D0%9E-%D1%81%D0%BE%D1%81%D1%82%D0%BE%D1%8F%D0%BD%D0%B8%D0%B8-%D0%B8-%D0%BE%D0%B1-%D0%BE%D1%85%D1%80%D0%B0%D0%BD%D0%B5-%D0%BE%D0%BA%D1%80%D1%83%D0%B6%D0%B0%D1%8E%D1%89%D0%B5%D0%B9-%D1%81%D1%80%D0%B5%D0%B4%D1%8B-%D0%9F%D0%B5%D1%80%D0%BC%D1%81%D0%BA%D0%BE%D0%B3%D0%BE-%D0%BA%D1%80%D0%B0%D1%8F-%D0%B2-2013-%D0%B3%D0%BE%D0%B4%D1%83.zip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3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5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6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7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-2018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355" calcext:value-type="float">
            <text:p>5355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Пермский (городской округ).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9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469" calcext:value-type="float">
            <text:p>5469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Пермский городской округ.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1.pdf 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2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1.pdf 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2.pdf</text:p>
          </table:table-cell>
          <table:table-cell office:value-type="string" calcext:value-type="string">
            <text:p>Доклад в двух частях, поэтому две ссылки.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7-2008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7-2008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9-2010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9-2010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1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2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3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2514" calcext:value-type="float">
            <text:p>12514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4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492" calcext:value-type="float">
            <text:p>13492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5-2016.pdf</text:p>
          </table:table-cell>
          <table:table-cell office:value-type="string" calcext:value-type="string">
            <text:p>Доклад за 2015–201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4228" calcext:value-type="float">
            <text:p>142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5-2016.pdf</text:p>
          </table:table-cell>
          <table:table-cell office:value-type="string" calcext:value-type="string">
            <text:p>Доклад за 2015–201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828" calcext:value-type="float">
            <text:p>118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7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4658" calcext:value-type="float">
            <text:p>14658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Ярославль.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4740" calcext:value-type="float">
            <text:p>14740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Ярославль.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116" calcext:value-type="float">
            <text:p>2011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828" calcext:value-type="float">
            <text:p>14828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356" calcext:value-type="float">
            <text:p>1735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007" calcext:value-type="float">
            <text:p>14007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1474" calcext:value-type="float">
            <text:p>11474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Троицкий (муниципальный район в Челябинской области).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9263" calcext:value-type="float">
            <text:p>926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Троицкий городской округ - город Троицк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37170" calcext:value-type="float">
            <text:p>37170</text:p>
          </table:table-cell>
          <table:table-cell/>
          <table:table-cell office:value-type="string" calcext:value-type="string">
            <text:p>Из корпоративной отчётности за 2011 год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27290" calcext:value-type="float">
            <text:p>27290</text:p>
          </table:table-cell>
          <table:table-cell office:value-type="string" calcext:value-type="string">
            <text:p>https://www.severstal.com/files/5704/CSR%20Report%202010_Severstal.pdf</text:p>
          </table:table-cell>
          <table:table-cell office:value-type="string" calcext:value-type="string">
            <text:p>Из корпоративной отчётности за 2011 год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27860" calcext:value-type="float">
            <text:p>27860</text:p>
          </table:table-cell>
          <table:table-cell office:value-type="string" calcext:value-type="string">
            <text:p>https://www.severstal.com/files/10072/Severstal_SocialReport_2011.pdf</text:p>
          </table:table-cell>
          <table:table-cell office:value-type="string" calcext:value-type="string">
            <text:p>Таблица «Северсталь Российская Сталь» на с. 103, данные по череповецкой промплощадке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1998/Severstal_SocialReport_2012_rus.pdf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27280" calcext:value-type="float">
            <text:p>27280</text:p>
          </table:table-cell>
          <table:table-cell office:value-type="string" calcext:value-type="string">
            <text:p>https://dpr.gov35.ru/dokumenty/detail.php?ELEMENT_ID=77095</text:p>
          </table:table-cell>
          <table:table-cell office:value-type="string" calcext:value-type="string">
            <text:p>С 111-112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27351" calcext:value-type="float">
            <text:p>27351</text:p>
          </table:table-cell>
          <table:table-cell office:value-type="string" calcext:value-type="string">
            <text:p>https://www.severstal.com/files/10308/APA0255-Web.pdf</text:p>
          </table:table-cell>
          <table:table-cell office:value-type="string" calcext:value-type="string">
            <text:p>Из корпоративной отчётности за 2014 год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6324" calcext:value-type="float">
            <text:p>26324</text:p>
          </table:table-cell>
          <table:table-cell office:value-type="string" calcext:value-type="string">
            <text:p>https://dpr.gov35.ru/dokumenty/detail.php?ELEMENT_ID=77101</text:p>
          </table:table-cell>
          <table:table-cell office:value-type="string" calcext:value-type="string">
            <text:p>С 111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26645" calcext:value-type="float">
            <text:p>26645</text:p>
          </table:table-cell>
          <table:table-cell office:value-type="string" calcext:value-type="string">
            <text:p>https://www.severstal.com/files/13161/Severstal_CSR_Report_2014_RUS.pdf</text:p>
          </table:table-cell>
          <table:table-cell office:value-type="string" calcext:value-type="string">
            <text:p>Таблица «Выбросы в атмосферу…» на с. 74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506" calcext:value-type="float">
            <text:p>31506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6132" calcext:value-type="float">
            <text:p>26132</text:p>
          </table:table-cell>
          <table:table-cell office:value-type="string" calcext:value-type="string">
            <text:p>https://dpr.gov35.ru/dokumenty/detail.php?ELEMENT_ID=77112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26418" calcext:value-type="float">
            <text:p>26418</text:p>
          </table:table-cell>
          <table:table-cell office:value-type="string" calcext:value-type="string">
            <text:p>https://www.severstal.com/files/15732/Severstal_CSR_Report_2015_rus.pdf</text:p>
          </table:table-cell>
          <table:table-cell office:value-type="string" calcext:value-type="string">
            <text:p>Таблица «Выбросы в атмосферу…» на с. 144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8828" calcext:value-type="float">
            <text:p>288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4274" calcext:value-type="float">
            <text:p>24274</text:p>
          </table:table-cell>
          <table:table-cell office:value-type="string" calcext:value-type="string">
            <text:p>https://dpr.gov35.ru/dokumenty/detail.php?ELEMENT_ID=77867</text:p>
          </table:table-cell>
          <table:table-cell office:value-type="string" calcext:value-type="string">
            <text:p>С 108-109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24334" calcext:value-type="float">
            <text:p>24334</text:p>
          </table:table-cell>
          <table:table-cell office:value-type="string" calcext:value-type="string">
            <text:p>https://www.severstal.com/files/20943/Severstal_CSR_Report_2016_rus.pdf</text:p>
          </table:table-cell>
          <table:table-cell office:value-type="string" calcext:value-type="string">
            <text:p>Таблица «Выбросы в атмосферу…» на с. 96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2628" calcext:value-type="float">
            <text:p>326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7690" calcext:value-type="float">
            <text:p>27690</text:p>
          </table:table-cell>
          <table:table-cell office:value-type="string" calcext:value-type="string">
            <text:p>https://dpr.gov35.ru/dokumenty/detail.php?ELEMENT_ID=116692</text:p>
          </table:table-cell>
          <table:table-cell office:value-type="string" calcext:value-type="string">
            <text:p>С 113-114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27968" calcext:value-type="float">
            <text:p>27968</text:p>
          </table:table-cell>
          <table:table-cell office:value-type="string" calcext:value-type="string">
            <text:p>https://www.severstal.com/files/22123/social_report_2017.pdf</text:p>
          </table:table-cell>
          <table:table-cell office:value-type="string" calcext:value-type="string">
            <text:p>Таблица «Выбросы в атмосферу…» на с. 93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26294" calcext:value-type="float">
            <text:p>26294</text:p>
          </table:table-cell>
          <table:table-cell office:value-type="string" calcext:value-type="string">
            <text:p>https://dpr.gov35.ru/dokumenty/detail.php?ELEMENT_ID=117807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26407" calcext:value-type="float">
            <text:p>26407</text:p>
          </table:table-cell>
          <table:table-cell office:value-type="string" calcext:value-type="string">
            <text:p>https://www.severstal.com/files/28592/CSR_SD_Report_2018_RU.pdf</text:p>
          </table:table-cell>
          <table:table-cell office:value-type="string" calcext:value-type="string">
            <text:p>Таблица «Выбросы в атмосферу…» на с. 73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30123" calcext:value-type="float">
            <text:p>30123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Череповец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27458" calcext:value-type="float">
            <text:p>27458</text:p>
          </table:table-cell>
          <table:table-cell office:value-type="string" calcext:value-type="string">
            <text:p>https://www.severstal.com/files/44632/Severstal_CSR_SD_Report_2019_RU.pdf</text:p>
          </table:table-cell>
          <table:table-cell office:value-type="string" calcext:value-type="string">
            <text:p>Таблица «Выбросы в атмосферу…» на с. 76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0753" calcext:value-type="float">
            <text:p>3075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Череповец.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4/itogi2010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3/itogi2011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2/itogi2012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/doklad2013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489" calcext:value-type="float">
            <text:p>5448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0/doklad2014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4999" calcext:value-type="float">
            <text:p>549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1/%D0%94%D0%9E%D0%9A%D0%9B%D0%90%D0%94_2015.rar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099" calcext:value-type="float">
            <text:p>520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5/%D0%94%D0%BE%D0%BA%D0%BB%D0%B0%D0%B4%20%D0%B7%D0%B0%202016%20%D0%B3%D0%BE%D0%B4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2001" calcext:value-type="float">
            <text:p>52001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6/%D0%94%D0%BE%D0%BA%D0%BB%D0%B0%D0%B4%20%D0%B7%D0%B0%202017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7/301020_%D0%B4%D0%BE%D0%BA%D0%BB%D0%B0%D0%B4_%D0%BC%D0%B8%D0%BD%D0%BF%D1%80%D0%B8%D1%80%D0%BE%D0%B4%D1%8B%202018_%D0%B4%D0%B8%D1%81%D0%BA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77502" calcext:value-type="float">
            <text:p>77502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Омск.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5538" calcext:value-type="float">
            <text:p>45538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Омск.</text:p>
          </table:table-cell>
        </table:table-row>
      </table:table>
      <table:table table:name="Лист2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2" table:default-cell-style-name="Default"/>
        <table:table-row table:style-name="ro2">
          <table:table-cell table:style-name="Default" office:value-type="string" calcext:value-type="string">
            <text:p>Nickel+Severonikel</text:p>
          </table:table-cell>
          <table:table-cell office:value-type="string" calcext:value-type="string">
            <text:p>Murmansk region</text:p>
          </table:table-cell>
          <table:table-cell office:value-type="string" calcext:value-type="string">
            <text:p>https://mpr.gov-murman.ru/activities/okhrana-okruzhayushchey-sredy/00.condition/index.php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https://www.nornickel.ru/sustainability/reporting/</text:p>
          </table:table-cell>
        </table:table-row>
        <table:table-row table:style-name="ro2">
          <table:table-cell table:style-name="Default" office:value-type="string" calcext:value-type="string">
            <text:p>Norilsk</text:p>
          </table:table-cell>
          <table:table-cell office:value-type="string" calcext:value-type="string">
            <text:p>Krasnoyarsk territory</text:p>
          </table:table-cell>
          <table:table-cell office:value-type="string" calcext:value-type="string">
            <text:p>http://www.mpr.krskstate.ru/envir/page5849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https://www.nornickel.ru/sustainability/reporting/</text:p>
          </table:table-cell>
        </table:table-row>
        <table:table-row table:style-name="ro2">
          <table:table-cell table:style-name="Default" office:value-type="string" calcext:value-type="string">
            <text:p>Kostomuksha</text:p>
          </table:table-cell>
          <table:table-cell office:value-type="string" calcext:value-type="string">
            <text:p>Karelia</text:p>
          </table:table-cell>
          <table:table-cell office:value-type="string" calcext:value-type="string">
            <text:p>http://ecology.gov.karelia.ru/about/5511/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https://www.severstal.com/rus/sustainable-development/documents/reports</text:p>
          </table:table-cell>
        </table:table-row>
        <table:table-row table:style-name="ro2">
          <table:table-cell table:style-name="Default" office:value-type="string" calcext:value-type="string">
            <text:p>Severodvinsk</text:p>
          </table:table-cell>
          <table:table-cell office:value-type="string" calcext:value-type="string">
            <text:p>Arkhangelsk region</text:p>
          </table:table-cell>
          <table:table-cell office:value-type="string" calcext:value-type="string">
            <text:p>https://dvinaland.ru/gov/iogv/minlpk/docList/</text:p>
          </table:table-cell>
        </table:table-row>
        <table:table-row table:style-name="ro2">
          <table:table-cell table:style-name="Default" office:value-type="string" calcext:value-type="string">
            <text:p>Serov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Krasnouralsk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Kirovograd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Reftinskaya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Middle-Ural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Ufaleynikel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2">
          <table:table-cell table:style-name="Default" office:value-type="string" calcext:value-type="string">
            <text:p>Moscow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https://www.mos.ru/eco/documents/doklady/</text:p>
          </table:table-cell>
        </table:table-row>
        <table:table-row table:style-name="ro1">
          <table:table-cell office:value-type="string" calcext:value-type="string">
            <text:p>Karabash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2">
          <table:table-cell table:style-name="Default" office:value-type="string" calcext:value-type="string">
            <text:p>Ufa</text:p>
          </table:table-cell>
          <table:table-cell office:value-type="string" calcext:value-type="string">
            <text:p>Bashkortostan</text:p>
          </table:table-cell>
          <table:table-cell office:value-type="string" calcext:value-type="string">
            <text:p>https://ecology.bashkortostan.ru/presscenter/lectures/</text:p>
          </table:table-cell>
        </table:table-row>
        <table:table-row table:style-name="ro1">
          <table:table-cell office:value-type="string" calcext:value-type="string">
            <text:p>Ryazan</text:p>
          </table:table-cell>
          <table:table-cell office:value-type="string" calcext:value-type="string">
            <text:p>Ryazan region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</table:table-row>
        <table:table-row table:style-name="ro1">
          <table:table-cell office:value-type="string" calcext:value-type="string">
            <text:p>Ryazanskaja</text:p>
          </table:table-cell>
          <table:table-cell office:value-type="string" calcext:value-type="string">
            <text:p>Ryazan region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</table:table-row>
        <table:table-row table:style-name="ro1">
          <table:table-cell office:value-type="string" calcext:value-type="string">
            <text:p>Novokuznetsk</text:p>
          </table:table-cell>
          <table:table-cell office:value-type="string" calcext:value-type="string">
            <text:p>Kemerovo region</text:p>
          </table:table-cell>
          <table:table-cell office:value-type="string" calcext:value-type="string">
            <text:p>http://kuzbasseco.ru/doklady/o-sostoyanii-okruzhayushhej-sredy-kemerovskoj-oblasti/</text:p>
          </table:table-cell>
        </table:table-row>
        <table:table-row table:style-name="ro1">
          <table:table-cell office:value-type="string" calcext:value-type="string">
            <text:p>Magnitogorsk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1">
          <table:table-cell office:value-type="string" calcext:value-type="string">
            <text:p>Novokuybshevsk</text:p>
          </table:table-cell>
          <table:table-cell office:value-type="string" calcext:value-type="string">
            <text:p>Samara region</text:p>
          </table:table-cell>
          <table:table-cell office:value-type="string" calcext:value-type="string">
            <text:p>http://priroda.samregion.ru/category/ohrana_okr_sredbi/doklad_ob_eko_situatsii/</text:p>
          </table:table-cell>
        </table:table-row>
        <table:table-row table:style-name="ro1">
          <table:table-cell office:value-type="string" calcext:value-type="string">
            <text:p>Lipetsk</text:p>
          </table:table-cell>
          <table:table-cell office:value-type="string" calcext:value-type="string">
            <text:p>Lipetsk region</text:p>
          </table:table-cell>
          <table:table-cell office:value-type="string" calcext:value-type="string">
            <text:p>http://ekolip.ru/folder1/</text:p>
          </table:table-cell>
        </table:table-row>
        <table:table-row table:style-name="ro1">
          <table:table-cell office:value-type="string" calcext:value-type="string">
            <text:p>Angarsk</text:p>
          </table:table-cell>
          <table:table-cell office:value-type="string" calcext:value-type="string">
            <text:p>Irkutsk region</text:p>
          </table:table-cell>
          <table:table-cell office:value-type="string" calcext:value-type="string">
            <text:p>https://irkobl.ru/sites/ecology/picture/</text:p>
          </table:table-cell>
        </table:table-row>
        <table:table-row table:style-name="ro1">
          <table:table-cell office:value-type="string" calcext:value-type="string">
            <text:p>Orenburg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Mednogorsk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Orsk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Novocherkassk</text:p>
          </table:table-cell>
          <table:table-cell office:value-type="string" calcext:value-type="string">
            <text:p>Rostov region</text:p>
          </table:table-cell>
          <table:table-cell office:value-type="string" calcext:value-type="string">
            <text:p>https://минприродыро.рф/projects/19/</text:p>
          </table:table-cell>
        </table:table-row>
        <table:table-row table:style-name="ro1">
          <table:table-cell office:value-type="string" calcext:value-type="string">
            <text:p>Astrakhan</text:p>
          </table:table-cell>
          <table:table-cell office:value-type="string" calcext:value-type="string">
            <text:p>Astrakhan region</text:p>
          </table:table-cell>
          <table:table-cell office:value-type="string" calcext:value-type="string">
            <text:p>https://nat.astrobl.ru/service/doklady</text:p>
          </table:table-cell>
        </table:table-row>
        <table:table-row table:style-name="ro2">
          <table:table-cell table:style-name="Default" office:value-type="string" calcext:value-type="string">
            <text:p>Perm</text:p>
          </table:table-cell>
          <table:table-cell office:value-type="string" calcext:value-type="string">
            <text:p>Permskiy krai</text:p>
          </table:table-cell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</text:p>
          </table:table-cell>
        </table:table-row>
        <table:table-row table:style-name="ro1">
          <table:table-cell office:value-type="string" calcext:value-type="string">
            <text:p>Yaroslavl</text:p>
          </table:table-cell>
          <table:table-cell office:value-type="string" calcext:value-type="string">
            <text:p>Yaroslavskaya oblast</text:p>
          </table:table-cell>
          <table:table-cell office:value-type="string" calcext:value-type="string">
            <text:p>https://www.yarregion.ru/depts/doosp/Pages/Reports.aspx</text:p>
          </table:table-cell>
        </table:table-row>
        <table:table-row table:style-name="ro1">
          <table:table-cell office:value-type="string" calcext:value-type="string">
            <text:p>Troitsk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1">
          <table:table-cell office:value-type="string" calcext:value-type="string">
            <text:p>Cherepovetskaya</text:p>
          </table:table-cell>
          <table:table-cell office:value-type="string" calcext:value-type="string">
            <text:p>Vologodskaya oblast</text:p>
          </table:table-cell>
          <table:table-cell office:value-type="string" calcext:value-type="string">
            <text:p>https://dpr.gov35.ru/deyatelnost/deyatelnost-strukturnykh-podrazdeleniy/sostoyanie-okruzhayushchey-sredy/</text:p>
          </table:table-cell>
        </table:table-row>
        <table:table-row table:style-name="ro2">
          <table:table-cell table:style-name="Default" office:value-type="string" calcext:value-type="string">
            <text:p>Omsk</text:p>
          </table:table-cell>
          <table:table-cell office:value-type="string" calcext:value-type="string">
            <text:p>Omskaya oblast</text:p>
          </table:table-cell>
          <table:table-cell office:value-type="string" calcext:value-type="string">
            <text:p>http://mpr.omskportal.ru/oiv/mpr/otrasl/ecodep/ekspertiza/doklad</text:p>
          </table:table-cell>
        </table:table-row>
        <table:table-row table:style-name="ro2" table:number-rows-repeated="2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Russia</text:p>
          </table:table-cell>
          <table:table-cell office:value-type="string" calcext:value-type="string">
            <text:p>https://rpn.gov.ru/activity/reports-receiving/air/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http://old.rpn.gov.ru/sites/default/files/od-human-read/2-tp_vozduh_2018.zi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$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loext:min-decimal-places="1" number:min-integer-digits="1"/>
    </number:number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">
      <number:text>-</number:text>
      <number:number number:decimal-places="0" loext:min-decimal-places="0" number:min-integer-digits="1" number:grouping="true"/>
      <number:text> </number:text>
      <style:map style:condition="value()&gt;=0" style:apply-style-name="N154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.00.0000</text:date>, <text:time style:data-style-name="N2" text:time-value="11:34:52.69735977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ymous  </meta:initial-creator>
    <meta:creation-date>2020-07-22T13:16:56.481271804</meta:creation-date>
    <dc:date>2020-08-04T12:20:02.351501731</dc:date>
    <dc:creator>Anonymous  </dc:creator>
    <meta:editing-duration>P1DT16H21M26S</meta:editing-duration>
    <meta:editing-cycles>175</meta:editing-cycles>
    <meta:generator>LibreOffice/6.2.4.2$Linux_X86_64 LibreOffice_project/20$Build-2</meta:generator>
    <meta:document-statistic meta:table-count="2" meta:cell-count="3858" meta:object-count="0"/>
  </office:meta>
</office:document-meta>
</file>